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.URI( String p_uriSpec , boolean allowNonAbsolut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WellFormedIPv6Reference( String addres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URI.initializePath( String p_uriSpec , int p_nStartIndex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8">
            <text:p text:style-name="Table_20_Contents">68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URI.isAbsolut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setPort( int p_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.getSchemeSpecificPar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I.isUnreserved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Alphanum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setQueryString( String p_query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I.initialize( URI p_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.getPath( boolean p_includeQueryString , boolean p_includeFrag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URI( URI p_base , String p_uri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I.isURIString( String p_uri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RI.isWellFormedAddress( String addres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URI.setScheme( String p_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.URI( String p_uri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getAuthori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I.isHex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URI( URI p_base , String p_uriSpec , boolean allowNonAbsolut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setRegBasedAuthority( String authori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lformedURIException.MalformedURI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.isAlpha( char p_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absolutize( URI p_bas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1">
            <text:p text:style-name="Table_20_Contents">41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URI.equals( Object p_test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55">
            <text:p text:style-name="Table_20_Contents">5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RI.URI( String p_scheme , String p_userinfo , String p_host , int p_port , String p_path , String p_queryString , String p_frag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I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ValidServerBasedAuthority( String host , int port , String userinf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RI.URI( URI p_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appendPath( String p_addTo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URI.scanHexSequence( String address , int index , int end , int [ ] count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6">
            <text:p text:style-name="Table_20_Contents">3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lformedURIException.MalformedURIException( String p_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URI( String p_scheme , String p_schemeSpecific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.initializeAuthority( String p_uriSpec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URI.initializeScheme( String p_uriSpe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I.initialize( URI p_base , String p_uriSpec , boolean allowNonAbsoluteURI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5">
            <text:p text:style-name="Table_20_Contents">55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URI.isUserinfo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setHost( String p_ho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.getRegBasedAuth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nitialize( URI p_base , String p_uriSpec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URI.URI( String p_scheme , String p_host , String p_path , String p_queryString , String p_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Scheme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ValidRegistryBasedAuthority( String authori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I.setUserinfo( String p_user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I.isWellFormedIPv4Address( String addres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RI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.setFragment( String p_frag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I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ConformantSchemeName( String p_sche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I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Reserved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Digit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Generic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setPath( String p_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.isPath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.isURICharacter( char p_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